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87a" officeooo:paragraph-rsid="0006587a"/>
    </style:style>
    <style:style style:name="P2" style:family="paragraph" style:parent-style-name="Standard">
      <style:text-properties officeooo:rsid="0006587a" officeooo:paragraph-rsid="001ea0ca"/>
    </style:style>
    <style:style style:name="P3" style:family="paragraph" style:parent-style-name="Standard">
      <style:text-properties officeooo:rsid="0008d931" officeooo:paragraph-rsid="0008d931"/>
    </style:style>
    <style:style style:name="P4" style:family="paragraph" style:parent-style-name="Standard">
      <style:text-properties officeooo:rsid="0008d931" officeooo:paragraph-rsid="00994ded"/>
    </style:style>
    <style:style style:name="P5" style:family="paragraph" style:parent-style-name="Standard">
      <style:text-properties officeooo:rsid="000ad8ed" officeooo:paragraph-rsid="000ad8ed"/>
    </style:style>
    <style:style style:name="P6" style:family="paragraph" style:parent-style-name="Standard">
      <style:text-properties officeooo:rsid="000cbf74" officeooo:paragraph-rsid="000cbf74"/>
    </style:style>
    <style:style style:name="P7" style:family="paragraph" style:parent-style-name="Standard">
      <style:text-properties officeooo:rsid="000cbf74" officeooo:paragraph-rsid="000def34"/>
    </style:style>
    <style:style style:name="P8" style:family="paragraph" style:parent-style-name="Standard">
      <style:text-properties officeooo:rsid="000d8ea1" officeooo:paragraph-rsid="000d8ea1"/>
    </style:style>
    <style:style style:name="P9" style:family="paragraph" style:parent-style-name="Standard">
      <style:text-properties officeooo:rsid="000def34" officeooo:paragraph-rsid="000def34"/>
    </style:style>
    <style:style style:name="P10" style:family="paragraph" style:parent-style-name="Standard">
      <style:text-properties officeooo:rsid="0011713e" officeooo:paragraph-rsid="0011713e"/>
    </style:style>
    <style:style style:name="P11" style:family="paragraph" style:parent-style-name="Standard">
      <style:text-properties officeooo:rsid="0006a3c0" officeooo:paragraph-rsid="0012f3d4"/>
    </style:style>
    <style:style style:name="P12" style:family="paragraph" style:parent-style-name="Standard">
      <style:text-properties officeooo:rsid="0014e6f5" officeooo:paragraph-rsid="0014e6f5"/>
    </style:style>
    <style:style style:name="P13" style:family="paragraph" style:parent-style-name="Standard">
      <style:text-properties officeooo:rsid="0016b00e" officeooo:paragraph-rsid="0016b00e"/>
    </style:style>
    <style:style style:name="P14" style:family="paragraph" style:parent-style-name="Standard">
      <style:text-properties officeooo:rsid="0019b2eb" officeooo:paragraph-rsid="0019b2eb"/>
    </style:style>
    <style:style style:name="P15" style:family="paragraph" style:parent-style-name="Standard">
      <style:text-properties officeooo:paragraph-rsid="0019d4a5"/>
    </style:style>
    <style:style style:name="P16" style:family="paragraph" style:parent-style-name="Standard">
      <style:text-properties officeooo:rsid="001ae60c" officeooo:paragraph-rsid="001ae60c"/>
    </style:style>
    <style:style style:name="P17" style:family="paragraph" style:parent-style-name="Standard">
      <style:text-properties officeooo:rsid="001e480f" officeooo:paragraph-rsid="001e480f"/>
    </style:style>
    <style:style style:name="P18" style:family="paragraph" style:parent-style-name="Standard">
      <style:text-properties officeooo:rsid="001ea0ca" officeooo:paragraph-rsid="001ea0ca"/>
    </style:style>
    <style:style style:name="P19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2c26a3" officeooo:paragraph-rsid="002c26a3" style:font-size-asian="12pt" style:font-size-complex="12pt"/>
    </style:style>
    <style:style style:name="P20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2d0ca0" officeooo:paragraph-rsid="002d0ca0" style:font-size-asian="12pt" style:font-size-complex="12pt"/>
    </style:style>
    <style:style style:name="P21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366857" officeooo:paragraph-rsid="00366857" style:font-size-asian="12pt" style:font-size-complex="12pt"/>
    </style:style>
    <style:style style:name="P22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375fd8" officeooo:paragraph-rsid="00375fd8" style:font-size-asian="12pt" style:font-size-complex="12pt"/>
    </style:style>
    <style:style style:name="P23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39522b" officeooo:paragraph-rsid="0039522b" style:font-size-asian="12pt" style:font-size-complex="12pt"/>
    </style:style>
    <style:style style:name="P24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39522b" officeooo:paragraph-rsid="00375fd8" style:font-size-asian="12pt" style:font-size-complex="12pt"/>
    </style:style>
    <style:style style:name="P25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3b4efd" officeooo:paragraph-rsid="003b4efd" style:font-size-asian="12pt" style:font-size-complex="12pt"/>
    </style:style>
    <style:style style:name="P26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3f70e2" officeooo:paragraph-rsid="003f70e2" style:font-size-asian="12pt" style:font-size-complex="12pt"/>
    </style:style>
    <style:style style:name="P27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413c99" officeooo:paragraph-rsid="00413c99" style:font-size-asian="12pt" style:font-size-complex="12pt"/>
    </style:style>
    <style:style style:name="P28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50f0c4" officeooo:paragraph-rsid="0050f0c4" style:font-size-asian="12pt" style:font-size-complex="12pt"/>
    </style:style>
    <style:style style:name="P29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5f6f3f" officeooo:paragraph-rsid="005fca0c" fo:background-color="#e8f2fe" style:font-size-asian="12pt" style:font-size-complex="12pt"/>
    </style:style>
    <style:style style:name="P30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5f6f3f" officeooo:paragraph-rsid="00606d24" fo:background-color="#e8f2fe" style:font-size-asian="12pt" style:font-size-complex="12pt"/>
    </style:style>
    <style:style style:name="P31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609a47" officeooo:paragraph-rsid="00609a47" fo:background-color="#e8f2fe" style:font-size-asian="12pt" style:font-size-complex="12pt"/>
    </style:style>
    <style:style style:name="P32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609a47" officeooo:paragraph-rsid="0067e767" fo:background-color="#e8f2fe" style:font-size-asian="12pt" style:font-size-complex="12pt"/>
    </style:style>
    <style:style style:name="P33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62836e" officeooo:paragraph-rsid="0062836e" fo:background-color="#e8f2fe" style:font-size-asian="12pt" style:font-size-complex="12pt"/>
    </style:style>
    <style:style style:name="P34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63851b" officeooo:paragraph-rsid="0063851b" fo:background-color="#e8f2fe" style:font-size-asian="12pt" style:font-size-complex="12pt"/>
    </style:style>
    <style:style style:name="P35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6005ab" officeooo:paragraph-rsid="006005ab" fo:background-color="#e8f2fe" style:font-size-asian="12pt" style:font-size-complex="12pt"/>
    </style:style>
    <style:style style:name="P36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64ad7c" officeooo:paragraph-rsid="0064ad7c" fo:background-color="#e8f2fe" style:font-size-asian="12pt" style:font-size-complex="12pt"/>
    </style:style>
    <style:style style:name="P37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67e767" officeooo:paragraph-rsid="0067e767" fo:background-color="#e8f2fe" style:font-size-asian="12pt" style:font-size-complex="12pt"/>
    </style:style>
    <style:style style:name="P38" style:family="paragraph" style:parent-style-name="Standard">
      <style:text-properties fo:font-variant="normal" fo:text-transform="none" fo:color="#1a1aa6" style:font-name="Liberation Serif" fo:font-size="12pt" fo:letter-spacing="normal" fo:font-style="normal" fo:font-weight="normal" officeooo:rsid="009adeec" officeooo:paragraph-rsid="009adeec" fo:background-color="#e8f2fe" style:font-size-asian="12pt" style:font-size-complex="12pt"/>
    </style:style>
    <style:style style:name="P39" style:family="paragraph" style:parent-style-name="Standard">
      <style:text-properties fo:font-variant="normal" fo:text-transform="none" fo:color="#303942" style:font-name="dejavu sans mono" fo:font-size="8.25pt" fo:letter-spacing="normal" fo:font-style="normal" fo:font-weight="normal" officeooo:paragraph-rsid="0024b94f"/>
    </style:style>
    <style:style style:name="P40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413c99" officeooo:paragraph-rsid="00413c99" fo:background-color="#ffffff" style:font-size-asian="11pt" style:font-size-complex="12pt"/>
    </style:style>
    <style:style style:name="P41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413c99" officeooo:paragraph-rsid="00413c99" fo:background-color="#e8f2fe" style:font-size-asian="11pt" style:font-size-complex="12pt"/>
    </style:style>
    <style:style style:name="P42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413c99" officeooo:paragraph-rsid="004d1366" fo:background-color="#e8f2fe" style:font-size-asian="11pt" style:font-size-complex="12pt"/>
    </style:style>
    <style:style style:name="P43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4d1366" officeooo:paragraph-rsid="004d1366" fo:background-color="#e8f2fe" style:font-size-asian="11pt" style:font-size-complex="12pt"/>
    </style:style>
    <style:style style:name="P44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4d1366" officeooo:paragraph-rsid="00413c99" fo:background-color="#e8f2fe" style:font-size-asian="11pt" style:font-size-complex="12pt"/>
    </style:style>
    <style:style style:name="P45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570fae" officeooo:paragraph-rsid="00570fae" fo:background-color="#e8f2fe" style:font-size-asian="11pt" style:font-size-complex="12pt"/>
    </style:style>
    <style:style style:name="P46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58b57d" officeooo:paragraph-rsid="0058b57d" fo:background-color="#e8f2fe" style:font-size-asian="11pt" style:font-size-complex="12pt"/>
    </style:style>
    <style:style style:name="P47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5a20ca" officeooo:paragraph-rsid="005a20ca" fo:background-color="#e8f2fe" style:font-size-asian="11pt" style:font-size-complex="12pt"/>
    </style:style>
    <style:style style:name="P48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4822ae" officeooo:paragraph-rsid="004822ae" fo:background-color="#e8f2fe" style:font-size-asian="11pt" style:font-size-complex="12pt"/>
    </style:style>
    <style:style style:name="P49" style:family="paragraph" style:parent-style-name="Standard">
      <style:text-properties fo:font-variant="normal" fo:text-transform="none" fo:color="#008000" style:font-name="Monospace" fo:font-size="11pt" fo:letter-spacing="normal" fo:font-style="normal" fo:font-weight="normal" officeooo:rsid="005c71e3" officeooo:paragraph-rsid="005c71e3" fo:background-color="#e8f2fe" style:font-size-asian="11pt" style:font-size-complex="12pt"/>
    </style:style>
    <style:style style:name="P50" style:family="paragraph" style:parent-style-name="Standard">
      <style:text-properties fo:font-variant="normal" fo:text-transform="none" fo:color="#000000" style:font-name="Monospace" fo:font-size="11pt" fo:letter-spacing="normal" fo:font-style="normal" fo:font-weight="normal" officeooo:rsid="0098f386" officeooo:paragraph-rsid="0098f386" fo:background-color="#e8f2fe" style:font-size-asian="11pt" style:font-size-complex="12pt"/>
    </style:style>
    <style:style style:name="P51" style:family="paragraph" style:parent-style-name="Standard">
      <style:text-properties fo:font-variant="normal" fo:text-transform="none" fo:color="#000000" style:font-name="Monospace" fo:font-size="11pt" fo:letter-spacing="normal" fo:font-style="normal" fo:font-weight="normal" officeooo:rsid="009c48b0" officeooo:paragraph-rsid="009c48b0" fo:background-color="#e8f2fe" style:font-size-asian="11pt" style:font-size-complex="12pt"/>
    </style:style>
    <style:style style:name="P52" style:family="paragraph" style:parent-style-name="Standard">
      <style:text-properties fo:font-variant="normal" fo:text-transform="none" fo:color="#000000" style:font-name="Monospace" fo:font-size="11pt" fo:letter-spacing="normal" fo:font-style="normal" fo:font-weight="normal" officeooo:rsid="009e48f2" officeooo:paragraph-rsid="009e48f2" fo:background-color="#e8f2fe" style:font-size-asian="11pt" style:font-size-complex="12pt"/>
    </style:style>
    <style:style style:name="P53" style:family="paragraph" style:parent-style-name="Standard">
      <style:text-properties fo:font-variant="normal" fo:text-transform="none" fo:color="#000000" style:font-name="Monospace" fo:font-size="11pt" fo:letter-spacing="normal" fo:font-style="normal" fo:font-weight="normal" officeooo:rsid="009fc5c4" officeooo:paragraph-rsid="009fc5c4" fo:background-color="#e8f2fe" style:font-size-asian="11pt" style:font-size-complex="12pt"/>
    </style:style>
    <style:style style:name="P54" style:family="paragraph" style:parent-style-name="Standard">
      <style:text-properties fo:font-variant="normal" fo:text-transform="none" fo:color="#000000" style:font-name="Monospace" fo:font-size="11pt" fo:letter-spacing="normal" fo:font-style="normal" fo:font-weight="normal" officeooo:rsid="00a11d4c" officeooo:paragraph-rsid="00a11d4c" fo:background-color="#e8f2fe" style:font-size-asian="11pt" style:font-size-complex="12pt"/>
    </style:style>
    <style:style style:name="P55" style:family="paragraph" style:parent-style-name="Standard">
      <style:text-properties fo:font-variant="normal" fo:text-transform="none" fo:color="#000000" style:font-name="Monospace" fo:font-size="11pt" fo:letter-spacing="normal" fo:font-style="normal" fo:font-weight="normal" officeooo:rsid="00a219b9" officeooo:paragraph-rsid="00a219b9" fo:background-color="#e8f2fe" style:font-size-asian="11pt" style:font-size-complex="12pt"/>
    </style:style>
    <style:style style:name="P56" style:family="paragraph" style:parent-style-name="Standard">
      <style:text-properties fo:font-variant="normal" fo:text-transform="none" fo:color="#000000" style:font-name="Monospace" fo:font-size="11pt" fo:letter-spacing="normal" fo:font-style="normal" fo:font-weight="normal" officeooo:rsid="00a219b9" officeooo:paragraph-rsid="00a4a542" fo:background-color="#e8f2fe" style:font-size-asian="11pt" style:font-size-complex="12pt"/>
    </style:style>
    <style:style style:name="P57" style:family="paragraph" style:parent-style-name="Standard">
      <style:text-properties fo:font-variant="normal" fo:text-transform="none" fo:color="#0000ff" style:font-name="Monospace" fo:font-size="11pt" fo:letter-spacing="normal" fo:font-style="normal" fo:font-weight="normal" officeooo:rsid="0095d889" officeooo:paragraph-rsid="00827418" fo:background-color="#e8f2fe" style:font-size-asian="11pt" style:font-size-complex="12pt"/>
    </style:style>
    <style:style style:name="P58" style:family="paragraph" style:parent-style-name="Standard">
      <style:text-properties fo:font-variant="normal" fo:text-transform="none" fo:color="#0000ff" style:font-name="Monospace" fo:font-size="11pt" fo:letter-spacing="normal" fo:font-style="normal" fo:font-weight="normal" officeooo:rsid="00990771" officeooo:paragraph-rsid="0098f386" fo:background-color="#e8f2fe" style:font-size-asian="11pt" style:font-size-complex="12pt"/>
    </style:style>
    <style:style style:name="P59" style:family="paragraph" style:parent-style-name="Standard">
      <style:text-properties fo:font-variant="normal" fo:text-transform="none" fo:color="#0000ff" style:font-name="Monospace" fo:font-size="11pt" fo:letter-spacing="normal" fo:font-style="normal" fo:font-weight="normal" officeooo:rsid="00990771" officeooo:paragraph-rsid="009c48b0" fo:background-color="#e8f2fe" style:font-size-asian="11pt" style:font-size-complex="12pt"/>
    </style:style>
    <style:style style:name="P60" style:family="paragraph" style:parent-style-name="Standard">
      <style:text-properties fo:font-variant="normal" fo:text-transform="none" fo:color="#0000ff" style:font-name="Monospace" fo:font-size="11pt" fo:letter-spacing="normal" fo:font-style="normal" fo:font-weight="normal" officeooo:rsid="00990771" officeooo:paragraph-rsid="009e08bd" fo:background-color="#e8f2fe" style:font-size-asian="11pt" style:font-size-complex="12pt"/>
    </style:style>
    <style:style style:name="P61" style:family="paragraph" style:parent-style-name="Standard">
      <style:text-properties officeooo:rsid="001fbb90" officeooo:paragraph-rsid="001fbb90"/>
    </style:style>
    <style:style style:name="P62" style:family="paragraph" style:parent-style-name="Standard">
      <style:text-properties officeooo:rsid="0021a7b5" officeooo:paragraph-rsid="0021a7b5"/>
    </style:style>
    <style:style style:name="P63" style:family="paragraph" style:parent-style-name="Standard">
      <style:text-properties officeooo:rsid="0024abea" officeooo:paragraph-rsid="0024abea"/>
    </style:style>
    <style:style style:name="P64" style:family="paragraph" style:parent-style-name="Standard">
      <style:text-properties fo:color="#3f7f5f" style:font-name="Monospace" fo:font-size="11pt" officeooo:rsid="0014e6f5" officeooo:paragraph-rsid="0014e6f5" fo:background-color="#e8f2fe" style:font-size-asian="11pt"/>
    </style:style>
    <style:style style:name="P65" style:family="paragraph" style:parent-style-name="Standard">
      <style:text-properties fo:color="#3f7f5f" style:font-name="Monospace" fo:font-size="11pt" officeooo:rsid="0024b94f" officeooo:paragraph-rsid="0024b94f" fo:background-color="#e8f2fe" style:font-size-asian="11pt"/>
    </style:style>
    <style:style style:name="P66" style:family="paragraph" style:parent-style-name="Standard">
      <style:text-properties officeooo:rsid="004f082e" officeooo:paragraph-rsid="004f082e"/>
    </style:style>
    <style:style style:name="P67" style:family="paragraph" style:parent-style-name="Standard">
      <style:text-properties officeooo:rsid="00506f03" officeooo:paragraph-rsid="00506f03"/>
    </style:style>
    <style:style style:name="P68" style:family="paragraph" style:parent-style-name="Standard">
      <style:text-properties officeooo:rsid="0051855e" officeooo:paragraph-rsid="0051855e"/>
    </style:style>
    <style:style style:name="P69" style:family="paragraph" style:parent-style-name="Standard">
      <style:text-properties officeooo:rsid="0054b02c" officeooo:paragraph-rsid="0054b02c"/>
    </style:style>
    <style:style style:name="P70" style:family="paragraph" style:parent-style-name="Standard">
      <style:text-properties officeooo:paragraph-rsid="005b2d6e"/>
    </style:style>
    <style:style style:name="P71" style:family="paragraph" style:parent-style-name="Standard">
      <style:text-properties officeooo:rsid="006005ab" officeooo:paragraph-rsid="006005ab"/>
    </style:style>
    <style:style style:name="P72" style:family="paragraph" style:parent-style-name="Standard">
      <style:text-properties officeooo:rsid="00605c30" officeooo:paragraph-rsid="00605c30"/>
    </style:style>
    <style:style style:name="P73" style:family="paragraph" style:parent-style-name="Standard">
      <style:text-properties officeooo:rsid="008057fe" officeooo:paragraph-rsid="008057fe"/>
    </style:style>
    <style:style style:name="P74" style:family="paragraph" style:parent-style-name="Standard">
      <style:text-properties officeooo:rsid="00994ded" officeooo:paragraph-rsid="00994ded"/>
    </style:style>
    <style:style style:name="P75" style:family="paragraph" style:parent-style-name="Standard">
      <style:text-properties officeooo:paragraph-rsid="005fca0c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ba350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1pt" fo:font-weight="bold" fo:background-color="#ffffff" style:font-size-asian="11pt" style:font-weight-asian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1pt" fo:font-weight="bold" officeooo:paragraph-rsid="004ba350" fo:background-color="#ffffff" style:font-size-asian="11pt" style:font-weight-asian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style:font-name="Monospace" fo:font-size="11pt" fo:background-color="#ffffff" style:font-size-asian="11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ff" style:font-name="Monospace" fo:font-size="11pt" fo:letter-spacing="normal" fo:font-style="normal" fo:font-weight="normal" officeooo:rsid="00413c99" fo:background-color="#e8f2fe" style:font-size-asian="11pt" style:font-size-complex="12pt"/>
    </style:style>
    <style:style style:name="P82" style:family="paragraph" style:parent-style-name="Standard">
      <style:text-properties fo:font-variant="normal" fo:text-transform="none" fo:color="#0000ff" style:font-name="Monospace" fo:font-size="11pt" fo:letter-spacing="normal" fo:font-style="normal" fo:font-weight="normal" officeooo:rsid="00990771" officeooo:paragraph-rsid="00a11d4c" fo:background-color="#e8f2fe" style:font-size-asian="11pt" style:font-size-complex="12pt"/>
    </style:style>
    <style:style style:name="P83" style:family="paragraph" style:parent-style-name="Standard">
      <style:text-properties fo:font-variant="normal" fo:text-transform="none" fo:color="#000000" style:font-name="Monospace" fo:font-size="11pt" fo:letter-spacing="normal" fo:font-style="normal" fo:font-weight="normal" officeooo:rsid="00a219b9" officeooo:paragraph-rsid="00a4a542" fo:background-color="#e8f2fe" style:font-size-asian="11pt" style:font-size-complex="12pt"/>
    </style:style>
    <style:style style:name="P84" style:family="paragraph" style:parent-style-name="Standard">
      <style:text-properties fo:font-variant="normal" fo:text-transform="none" fo:color="#000000" style:font-name="Monospace" fo:font-size="11pt" fo:letter-spacing="normal" fo:font-style="normal" fo:font-weight="normal" officeooo:rsid="00a219b9" officeooo:paragraph-rsid="00a65b05" fo:background-color="#e8f2fe" style:font-size-asian="11pt" style:font-size-complex="12pt"/>
    </style:style>
    <style:style style:name="T1" style:family="text">
      <style:text-properties officeooo:rsid="0005aea6"/>
    </style:style>
    <style:style style:name="T2" style:family="text">
      <style:text-properties officeooo:rsid="0006587a"/>
    </style:style>
    <style:style style:name="T3" style:family="text">
      <style:text-properties officeooo:rsid="000ad8ed"/>
    </style:style>
    <style:style style:name="T4" style:family="text">
      <style:text-properties officeooo:rsid="000def34"/>
    </style:style>
    <style:style style:name="T5" style:family="text">
      <style:text-properties officeooo:rsid="0011713e"/>
    </style:style>
    <style:style style:name="T6" style:family="text">
      <style:text-properties officeooo:rsid="0012f3d4"/>
    </style:style>
    <style:style style:name="T7" style:family="text">
      <style:text-properties officeooo:rsid="0016b00e"/>
    </style:style>
    <style:style style:name="T8" style:family="text">
      <style:text-properties officeooo:rsid="0019d4a5"/>
    </style:style>
    <style:style style:name="T9" style:family="text">
      <style:text-properties officeooo:rsid="001ae60c"/>
    </style:style>
    <style:style style:name="T10" style:family="text">
      <style:text-properties officeooo:rsid="001c47dc"/>
    </style:style>
    <style:style style:name="T11" style:family="text">
      <style:text-properties officeooo:rsid="001cfc97"/>
    </style:style>
    <style:style style:name="T12" style:family="text">
      <style:text-properties officeooo:rsid="001fbb90"/>
    </style:style>
    <style:style style:name="T13" style:family="text">
      <style:text-properties officeooo:rsid="0021a2e0"/>
    </style:style>
    <style:style style:name="T14" style:family="text">
      <style:text-properties officeooo:rsid="0021a7b5"/>
    </style:style>
    <style:style style:name="T15" style:family="text">
      <style:text-properties officeooo:rsid="0024b94f"/>
    </style:style>
    <style:style style:name="T16" style:family="text">
      <style:text-properties style:font-size-complex="11pt"/>
    </style:style>
    <style:style style:name="T17" style:family="text">
      <style:text-properties officeooo:rsid="002c26a3"/>
    </style:style>
    <style:style style:name="T18" style:family="text">
      <style:text-properties officeooo:rsid="00375fd8"/>
    </style:style>
    <style:style style:name="T19" style:family="text">
      <style:text-properties officeooo:rsid="003b4efd"/>
    </style:style>
    <style:style style:name="T20" style:family="text">
      <style:text-properties officeooo:rsid="00413c99"/>
    </style:style>
    <style:style style:name="T21" style:family="text">
      <style:text-properties fo:color="#0000ff"/>
    </style:style>
    <style:style style:name="T22" style:family="text">
      <style:text-properties fo:color="#0000ff" style:font-name="Monospace" fo:font-size="11pt" fo:background-color="#ffffff" loext:char-shading-value="0" style:font-size-asian="11pt"/>
    </style:style>
    <style:style style:name="T23" style:family="text">
      <style:text-properties fo:color="#0000ff" officeooo:rsid="00990771"/>
    </style:style>
    <style:style style:name="T24" style:family="text">
      <style:text-properties fo:color="#0000ff" officeooo:rsid="009c48b0"/>
    </style:style>
    <style:style style:name="T25" style:family="text">
      <style:text-properties fo:color="#0000ff" officeooo:rsid="009e08bd"/>
    </style:style>
    <style:style style:name="T26" style:family="text">
      <style:text-properties fo:color="#0000ff" officeooo:rsid="00a219b9"/>
    </style:style>
    <style:style style:name="T27" style:family="text">
      <style:text-properties fo:color="#a31515" style:font-name="Monospace" fo:font-size="11pt" fo:background-color="#ffffff" loext:char-shading-value="0" style:font-size-asian="11pt"/>
    </style:style>
    <style:style style:name="T28" style:family="text">
      <style:text-properties style:font-name="Monospace" fo:font-size="11pt" fo:background-color="#ffffff" loext:char-shading-value="0" style:font-size-asian="11pt"/>
    </style:style>
    <style:style style:name="T29" style:family="text">
      <style:text-properties fo:color="#000000" style:font-name="Monospace" fo:font-size="11pt" fo:background-color="#ffffff" loext:char-shading-value="0" style:font-size-asian="11pt"/>
    </style:style>
    <style:style style:name="T30" style:family="text">
      <style:text-properties fo:color="#000000" style:font-name="Monospace" fo:font-size="11pt" fo:font-weight="bold" fo:background-color="#ffffff" loext:char-shading-value="0" style:font-size-asian="11pt" style:font-weight-asian="bold"/>
    </style:style>
    <style:style style:name="T31" style:family="text">
      <style:text-properties fo:color="#000000" fo:font-weight="bold" fo:background-color="#ffffff" loext:char-shading-value="0" style:font-weight-asian="bold"/>
    </style:style>
    <style:style style:name="T32" style:family="text">
      <style:text-properties fo:color="#000000" fo:font-weight="bold" officeooo:rsid="004ba350" fo:background-color="#ffffff" loext:char-shading-value="0" style:font-weight-asian="bold"/>
    </style:style>
    <style:style style:name="T33" style:family="text">
      <style:text-properties fo:color="#008000" style:font-name="Monospace" fo:font-size="11pt" fo:background-color="#ffffff" loext:char-shading-value="0" style:font-size-asian="11pt"/>
    </style:style>
    <style:style style:name="T34" style:family="text">
      <style:text-properties fo:font-variant="normal" fo:text-transform="none" fo:color="#0000ff" style:font-name="Monospace" fo:font-size="11pt" fo:letter-spacing="normal" fo:font-style="normal" fo:font-weight="normal" officeooo:rsid="00413c99" fo:background-color="#ffffff" loext:char-shading-value="0" style:font-size-asian="11pt" style:font-size-complex="12pt"/>
    </style:style>
    <style:style style:name="T35" style:family="text">
      <style:text-properties fo:font-variant="normal" fo:text-transform="none" fo:color="#0000ff" style:font-name="Monospace" fo:font-size="11pt" fo:letter-spacing="normal" fo:font-style="normal" fo:font-weight="normal" officeooo:rsid="004ba350" fo:background-color="#ffffff" loext:char-shading-value="0" style:font-size-asian="11pt" style:font-size-complex="12pt"/>
    </style:style>
    <style:style style:name="T36" style:family="text">
      <style:text-properties fo:font-variant="normal" fo:text-transform="none" fo:color="#1a1aa6" style:font-name="Liberation Serif" fo:font-size="12pt" fo:letter-spacing="normal" fo:font-style="normal" fo:font-weight="normal" fo:background-color="#e8f2fe" loext:char-shading-value="0" style:font-size-asian="12pt" style:font-size-complex="12pt"/>
    </style:style>
    <style:style style:name="T37" style:family="text">
      <style:text-properties fo:font-variant="normal" fo:text-transform="none" fo:color="#1a1aa6" style:font-name="Liberation Serif" fo:font-size="12pt" fo:letter-spacing="normal" fo:font-style="normal" fo:font-weight="normal" officeooo:rsid="006005ab" fo:background-color="#e8f2fe" loext:char-shading-value="0" style:font-size-asian="12pt" style:font-size-complex="12pt"/>
    </style:style>
    <style:style style:name="T38" style:family="text">
      <style:text-properties fo:font-variant="normal" fo:text-transform="none" fo:color="#1a1aa6" style:font-name="Liberation Serif" fo:font-size="12pt" fo:letter-spacing="normal" fo:font-style="normal" fo:font-weight="normal" officeooo:rsid="00605c30" fo:background-color="#e8f2fe" loext:char-shading-value="0" style:font-size-asian="12pt" style:font-size-complex="12pt"/>
    </style:style>
    <style:style style:name="T39" style:family="text">
      <style:text-properties officeooo:rsid="004d1366"/>
    </style:style>
    <style:style style:name="T40" style:family="text">
      <style:text-properties officeooo:rsid="004f082e"/>
    </style:style>
    <style:style style:name="T41" style:family="text">
      <style:text-properties officeooo:rsid="00506f03"/>
    </style:style>
    <style:style style:name="T42" style:family="text">
      <style:text-properties officeooo:rsid="0051855e"/>
    </style:style>
    <style:style style:name="T43" style:family="text">
      <style:text-properties officeooo:rsid="0054b02c"/>
    </style:style>
    <style:style style:name="T44" style:family="text">
      <style:text-properties officeooo:rsid="0058b57d"/>
    </style:style>
    <style:style style:name="T45" style:family="text">
      <style:text-properties officeooo:rsid="005a20ca"/>
    </style:style>
    <style:style style:name="T46" style:family="text">
      <style:text-properties officeooo:rsid="0063a275"/>
    </style:style>
    <style:style style:name="T47" style:family="text">
      <style:text-properties officeooo:rsid="0067e767"/>
    </style:style>
    <style:style style:name="T48" style:family="text">
      <style:text-properties officeooo:rsid="009adeec"/>
    </style:style>
    <style:style style:name="T49" style:family="text">
      <style:text-properties fo:color="#303336" style:font-name="Consolas" fo:font-size="9.75pt" officeooo:rsid="00990771" fo:background-color="#eff0f1" loext:char-shading-value="0" loext:padding="0cm" loext:border="none"/>
    </style:style>
    <style:style style:name="T50" style:family="text">
      <style:text-properties fo:color="#303336" style:font-name="Consolas" fo:font-size="9.75pt" officeooo:rsid="00a4a542" fo:background-color="#eff0f1" loext:char-shading-value="0" loext:padding="0cm" loext:border="none"/>
    </style:style>
    <style:style style:name="T51" style:family="text">
      <style:text-properties fo:color="#303336" style:font-name="Consolas" fo:font-size="9.75pt" officeooo:rsid="00a65b05" fo:background-color="#eff0f1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text:span text:style-name="T3">installing</text:span>*/</text:p>
      <text:p text:style-name="P5"><text:a xlink:type="simple" xlink:href="http://askubuntu.com/questions/341428/how-to-install-flash-player-on-ubuntu" text:style-name="Internet_20_link" text:visited-style-name="Visited_20_Internet_20_Link">http://askubuntu.com/questions/341428/how-to-install-flash-player-on-ubuntu</text:a></text:p>
      <text:p text:style-name="P5"/>
      <text:p text:style-name="Standard"/>
      <text:p text:style-name="Standard">/*<text:span text:style-name="T1">issues</text:span>*/</text:p>
      <text:p text:style-name="Standard">/*<text:span text:style-name="T2">css</text:span>*/</text:p>
      <text:p text:style-name="P1"><text:a xlink:type="simple" xlink:href="http://stackoverflow.com/questions/10520302/how-to-put-all-css-files-in-one-file-and-all-javascript-files-in-one-file" text:style-name="Internet_20_link" text:visited-style-name="Visited_20_Internet_20_Link">http://stackoverflow.com/questions/10520302/how-to-put-all-css-files-in-one-file-and-all-javascript-files-in-one-file</text:a></text:p>
      <text:p text:style-name="P1"><text:a xlink:type="simple" xlink:href="https://developer.mozilla.org/en-US/docs/Web/CSS/@import" text:style-name="Internet_20_link" text:visited-style-name="Visited_20_Internet_20_Link">https://developer.mozilla.org/en-US/docs/Web/CSS/@import</text:a></text:p>
      <text:p text:style-name="P1"/>
      <text:p text:style-name="P1"/>
      <text:p text:style-name="P1">/*Js*/</text:p>
      <text:p text:style-name="P1"><text:a xlink:type="simple" xlink:href="http://stackoverflow.com/questions/950087/how-do-i-include-a-javascript-file-in-another-javascript-file" text:style-name="Internet_20_link" text:visited-style-name="Visited_20_Internet_20_Link">http://stackoverflow.com/questions/950087/how-do-i-include-a-javascript-file-in-another-javascript-file</text:a></text:p>
      <text:p text:style-name="P1">/*<text:span text:style-name="T7">map issue</text:span>*/</text:p>
      <text:p text:style-name="P13"><text:a xlink:type="simple" xlink:href="https://developers.google.com/maps/documentation/javascript/3.exp/reference" text:style-name="Internet_20_link" text:visited-style-name="Visited_20_Internet_20_Link">https://developers.google.com/maps/documentation/javascript/3.exp/reference</text:a></text:p>
      <text:p text:style-name="P14"><text:a xlink:type="simple" xlink:href="https://developers.google.com/maps/documentation/javascript/v2tov3" text:style-name="Internet_20_link" text:visited-style-name="Visited_20_Internet_20_Link">https://developers.google.com/maps/documentation/javascript/v2tov3</text:a></text:p>
      <text:p text:style-name="P15"><text:span text:style-name="T8">API key:</text:span>AIzaSyDjki5uWxvMkdM1mP3KXLoh1k4aseVsfOk </text:p>
      <text:p text:style-name="P15">/*<text:span text:style-name="T9">generating a API key </text:span>*/</text:p>
      <text:p text:style-name="P16">https://developers.google.com/maps/documentation/javascript/get-api-key</text:p>
      <text:p text:style-name="P11">/*<text:span text:style-name="T6">conditional operator</text:span>*/</text:p>
      <text:p text:style-name="P11"><text:a xlink:type="simple" xlink:href="http://stackoverflow.com/questions/10323829/javascript-ternary-operator-example-with-functions" text:style-name="Internet_20_link" text:visited-style-name="Visited_20_Internet_20_Link">http://stackoverflow.com/questions/10323829/javascript-ternary-operator-example-with-functions</text:a></text:p>
      <text:p text:style-name="P1">/**<text:span text:style-name="T5">sort**/</text:span></text:p>
      <text:p text:style-name="P10"><text:a xlink:type="simple" xlink:href="http://www.javascriptkit.com/javatutors/arraysort.shtml" text:style-name="Internet_20_link" text:visited-style-name="Visited_20_Internet_20_Link">http://www.javascriptkit.com/javatutors/arraysort.shtml</text:a></text:p>
      <text:p text:style-name="P10"/>
      <text:p text:style-name="P10">/*<text:span text:style-name="T10">Asynchronous script loading</text:span>*/</text:p>
      <text:p text:style-name="P17"><text:a xlink:type="simple" xlink:href="http://www.growingwiththeweb.com/2014/02/async-vs-defer-attributes.html" text:style-name="Internet_20_link" text:visited-style-name="Visited_20_Internet_20_Link">http://www.growingwiththeweb.com/2014/02/async-vs-defer-attributes.html</text:a></text:p>
      <text:p text:style-name="P18"><text:a xlink:type="simple" xlink:href="http://w3bits.com/async-javascript/" text:style-name="Internet_20_link" text:visited-style-name="Visited_20_Internet_20_Link">http://w3bits.com/async-javascript/</text:a></text:p>
      <text:p text:style-name="P18"><text:a xlink:type="simple" xlink:href="http://orbitingweb.com/blog/add-defer-async-attributes-to-scripts-in-wordpress/" text:style-name="Internet_20_link" text:visited-style-name="Visited_20_Internet_20_Link">http://orbitingweb.com/blog/add-defer-async-attributes-to-scripts-in-wordpress/</text:a></text:p>
      <text:p text:style-name="P18"/>
      <text:p text:style-name="P18">/*<text:span text:style-name="T43">400 bad request</text:span>*/</text:p>
      <text:p text:style-name="P69"><text:a xlink:type="simple" xlink:href="https://www.lifewire.com/how-to-fix-a-400-bad-request-error-2617988" text:style-name="Internet_20_link" text:visited-style-name="Visited_20_Internet_20_Link">https://www.lifewire.com/how-to-fix-a-400-bad-request-error-2617988</text:a></text:p>
      <text:p text:style-name="P69"/>
      <text:p text:style-name="P18"/>
      <text:p text:style-name="P2">/*<text:span text:style-name="T12">minifying site</text:span>*/</text:p>
      <text:p text:style-name="P61"><text:a xlink:type="simple" xlink:href="https://javascript-minifier.com/" text:style-name="Internet_20_link" text:visited-style-name="Visited_20_Internet_20_Link">https://javascript-minifier.com/</text:a></text:p>
      <text:p text:style-name="P61"><text:a xlink:type="simple" xlink:href="http://cssminifier.com/" text:style-name="Internet_20_link" text:visited-style-name="Visited_20_Internet_20_Link">http://cssminifier.com/</text:a></text:p>
      <text:p text:style-name="P61"/>
      <text:p text:style-name="P61">/*<text:span text:style-name="T40">pointer- events issue</text:span>*/</text:p>
      <text:p text:style-name="P66"><text:a xlink:type="simple" xlink:href="https://robertnyman.com/2010/03/22/css-pointer-events-to-allow-clicks-on-underlying-elements/" text:style-name="Internet_20_link" text:visited-style-name="Visited_20_Internet_20_Link">https://robertnyman.com/2010/03/22/css-pointer-events-to-allow-clicks-on-underlying-elements/</text:a></text:p>
      <text:p text:style-name="P66"/>
      <text:p text:style-name="P66">/*<text:span text:style-name="T41">select arrow remove issue</text:span>*/</text:p>
      <text:p text:style-name="P67"><text:a xlink:type="simple" xlink:href="http://stackoverflow.com/questions/5912791/how-to-remove-the-arrow-from-a-select-element-in-firefox" text:style-name="Internet_20_link" text:visited-style-name="Visited_20_Internet_20_Link">http://stackoverflow.com/questions/5912791/how-to-remove-the-arrow-from-a-select-element-in-firefox</text:a></text:p>
      <text:p text:style-name="P67"/>
      <text:p text:style-name="P67">/*<text:span text:style-name="T42">finding a hide element in jquery</text:span>*/</text:p>
      <text:p text:style-name="P68"><text:a xlink:type="simple" xlink:href="http://stackoverflow.com/questions/178325/how-do-i-check-if-an-element-is-hidden-in-jquery?rq=1" text:style-name="Internet_20_link" text:visited-style-name="Visited_20_Internet_20_Link">http://stackoverflow.com/questions/178325/how-do-i-check-if-an-element-is-hidden-in-jquery?rq=1</text:a></text:p>
      <text:p text:style-name="P68"/>
      <text:p text:style-name="P61"/>
      <text:p text:style-name="P61">/*<text:span text:style-name="T13">loading whole content</text:span>*/</text:p>
      <text:p text:style-name="P61">/*<text:span text:style-name="T14">DOM</text:span>*/</text:p>
      <text:p text:style-name="P62">https://css-tricks.com/dom/</text:p>
      <text:p text:style-name="P61"><text:soft-page-break/></text:p>
      <text:p text:style-name="P74">dropbox</text:p>
      <text:p text:style-name="P4">mail:<text:a xlink:type="simple" xlink:href="mailto:amohammed@kreatio.com" text:style-name="Internet_20_link" text:visited-style-name="Visited_20_Internet_20_Link">amohammed@kreatio.com</text:a></text:p>
      <text:p text:style-name="P74">pwd:same</text:p>
      <text:p text:style-name="P2"/>
      <text:p text:style-name="P6">MAIL-CHIMP</text:p>
      <text:p text:style-name="P3">user:fazil028</text:p>
      <text:p text:style-name="P3">mail:amohammed@kreatio.com</text:p>
      <text:p text:style-name="P3">pwd:<text:a xlink:type="simple" xlink:href="mailto:F@zil028" text:style-name="Internet_20_link" text:visited-style-name="Visited_20_Internet_20_Link">F@zil028</text:a></text:p>
      <text:p text:style-name="P3"/>
      <text:p text:style-name="P6">yahoo account details:</text:p>
      <text:p text:style-name="P6"><text:a xlink:type="simple" xlink:href="mailto:fazilhakkimcit008@yahoo.com" text:style-name="Internet_20_link" text:visited-style-name="Visited_20_Internet_20_Link">fazilhakkimcit008</text:a><text:a xlink:type="simple" xlink:href="mailto:fazilhakkimcit008@yahoo.com" text:style-name="Internet_20_link" text:visited-style-name="Visited_20_Internet_20_Link"><text:span text:style-name="T4">@yahoo.com</text:span></text:a></text:p>
      <text:p text:style-name="P6"><text:a xlink:type="simple" xlink:href="mailto:f@zil1160" text:style-name="Internet_20_link" text:visited-style-name="Visited_20_Internet_20_Link">f@zil1160</text:a></text:p>
      <text:p text:style-name="P6"/>
      <text:p text:style-name="P8">Microsoft account details:</text:p>
      <text:p text:style-name="P7"><text:a xlink:type="simple" xlink:href="mailto:fazilhakkimcit008@outlook.com" text:style-name="Internet_20_link" text:visited-style-name="Visited_20_Internet_20_Link">fazilhakkimcit008</text:a><text:a xlink:type="simple" xlink:href="mailto:fazilhakkimcit008@outlook.com" text:style-name="Internet_20_link" text:visited-style-name="Visited_20_Internet_20_Link"><text:span text:style-name="T4">@outlook.com</text:span></text:a></text:p>
      <text:p text:style-name="P9">fazil1160</text:p>
      <text:p text:style-name="P3"/>
      <text:p text:style-name="P3"/>
      <text:p text:style-name="P63">/*plugins available*/</text:p>
      <text:p text:style-name="P63"><text:a xlink:type="simple" xlink:href="http://js-tutorial.com/simple-lightbox-1502" text:style-name="Internet_20_link" text:visited-style-name="Visited_20_Internet_20_Link">http://js-tutorial.com/simple-lightbox-1502</text:a></text:p>
      <text:p text:style-name="P12"><text:line-break/>/*<text:span text:style-name="T11">Rails</text:span>*/</text:p>
      <text:p text:style-name="P64">:async=&gt;'async'</text:p>
      <text:p text:style-name="P64"/>
      <text:p text:style-name="P64">/*<text:span text:style-name="T15">newsletter support css in all email clients</text:span>*/</text:p>
      <text:p text:style-name="P65"><text:a xlink:type="simple" xlink:href="https://www.campaignmonitor.com/css/" text:style-name="Internet_20_link" text:visited-style-name="Visited_20_Internet_20_Link"><text:span text:style-name="T16">https://www.campaignmonitor.com/css/</text:span></text:a></text:p>
      <text:p text:style-name="P39"/>
      <text:p text:style-name="P3">/*<text:span text:style-name="T17">mozilla firebug issue</text:span>*/</text:p>
      <text:p text:style-name="P19"><text:a xlink:type="simple" xlink:href="http://stackoverflow.com/questions/41929647/firebug-toolbar-button-is-always-shown-deactivated-since-firefox-51-0-1" text:style-name="Internet_20_link" text:visited-style-name="Visited_20_Internet_20_Link">http://stackoverflow.com/questions/41929647/firebug-toolbar-button-is-always-shown-deactivated-since-firefox-51-0-1</text:a></text:p>
      <text:p text:style-name="P20"><text:a xlink:type="simple" xlink:href="https://addons.mozilla.org/en-US/firefox/addon/firebug/versions/" text:style-name="Internet_20_link" text:visited-style-name="Visited_20_Internet_20_Link">https://addons.mozilla.org/en-US/firefox/addon/firebug/versions/</text:a></text:p>
      <text:p text:style-name="P21"><text:a xlink:type="simple" xlink:href="http://crunchify.com/how-to-fix-access-control-allow-origin-issue-for-your-https-enabled-wordpress-site-and-maxcdn/" text:style-name="Internet_20_link" text:visited-style-name="Visited_20_Internet_20_Link">http://crunchify.com/how-to-fix-access-control-allow-origin-issue-for-your-https-enabled-wordpress-site-and-maxcdn/</text:a></text:p>
      <text:p text:style-name="P21"/>
      <text:p text:style-name="P21">/*<text:span text:style-name="T18">data-attribute changed is not visible in dom issue</text:span>*/</text:p>
      <text:p text:style-name="P21"/>
      <text:p text:style-name="P22"><text:s/><text:a xlink:type="simple" xlink:href="http://stackoverflow.com/questions/17667732/data-attribute-value-updated-by-jquery-is-not-visible-in-dom" text:style-name="Internet_20_link" text:visited-style-name="Visited_20_Internet_20_Link">http://stackoverflow.com/questions/17667732/data-attribute-value-updated-by-jquery-is-not-visible-in-dom</text:a></text:p>
      <text:p text:style-name="P24"/>
      <text:p text:style-name="P23">/*<text:span text:style-name="T19">rgba to hex converter</text:span>*/</text:p>
      <text:p text:style-name="P25"><text:a xlink:type="simple" xlink:href="http://jsfiddle.net/Mottie/xcqpF/1/light/" text:style-name="Internet_20_link" text:visited-style-name="Visited_20_Internet_20_Link">http://jsfiddle.net/Mottie/xcqpF/1/light/</text:a></text:p>
      <text:p text:style-name="P25"/>
      <text:p text:style-name="P26">22617</text:p>
      <text:p text:style-name="P26">12609</text:p>
      <text:p text:style-name="P26"/>
      <text:p text:style-name="P26">/*<text:span text:style-name="T20">issues about appstream cache ,metadata ignored</text:span>*/</text:p>
      <text:p text:style-name="P27"><text:a xlink:type="simple" xlink:href="http://askubuntu.com/questions/854168/how-i-can-fix-appstream-cache-update-completed-but-some-metadata-was-ignored-d" text:style-name="Internet_20_link" text:visited-style-name="Visited_20_Internet_20_Link">http://askubuntu.com/questions/854168/how-i-can-fix-appstream-cache-update-completed-but-some-metadata-was-ignored-d</text:a></text:p>
      <text:p text:style-name="P27"/>
      <text:p text:style-name="P28">sudo vim /etc/modprobe.d/blacklist.conf</text:p>
      <text:p text:style-name="P27"/>
      <text:p text:style-name="P42">/*<text:span text:style-name="T39">datahub css</text:span>*/</text:p>
      <text:p text:style-name="P43"><text:soft-page-break/>#myTable_wrapper table tbody tr td:nth-of-type(1):before { content:"Position :"; }</text:p>
      <text:p text:style-name="P43">#myTable_wrapper table tbody tr td:nth-of-type(2):before { content: "Company:"; }</text:p>
      <text:p text:style-name="P43"><text:s/><text:tab/><text:tab/>#myTable_wrapper table tbody tr td:nth-of-type(3):before { content: "Enforcement Area"; }</text:p>
      <text:p text:style-name="P43"><text:s/><text:tab/><text:tab/>#myTable_wrapper table tbody tr td:nth-of-type(4):before { content: "Enforcers"; }</text:p>
      <text:p text:style-name="P43"><text:s/><text:tab/><text:tab/>#myTable_wrapper table tbody tr td:nth-of-type(5):before { content: "Year"; }</text:p>
      <text:p text:style-name="P43"><text:s/><text:tab/><text:tab/>#myTable_wrapper table tbody tr td:nth-of-type(6):before { content: "Resolution"; }</text:p>
      <text:p text:style-name="P43"><text:s/><text:tab/><text:tab/>#myTable_wrapper table tbody tr td:nth-of-type(7):before { content: "Types of Penalties"; }</text:p>
      <text:p text:style-name="P43">-<text:tab/><text:tab/>#myTable_wrapper table tbody tr td:nth-of-type(8):before { content: "Total, US$m"; }</text:p>
      <text:p text:style-name="P43"><text:tab/><text:tab/>#myTable_wrapper table tbody tr td:nth-of-type(8):before { content: "Total, US$m"; }*/</text:p>
      <text:p text:style-name="P43">+<text:tab/><text:tab/>table[data-tabin='tabin0'] tbody tr td:nth-of-type(1):before { content: "Position :"; }</text:p>
      <text:p text:style-name="P43">+<text:tab/><text:tab/>table[data-tabin='tabin0'] tbody tr td:nth-of-type(2):before { content: "Company:"; }</text:p>
      <text:p text:style-name="P43">+<text:tab/><text:tab/>table[data-tabin='tabin0'] tbody tr td:nth-of-type(3):before <text:s/>{ content: "Enforcement Area"; }</text:p>
      <text:p text:style-name="P43">+<text:tab/><text:tab/>table[data-tabin='tabin0'] tbody tr td:nth-of-type(4):before { content: "Enforcers"; }</text:p>
      <text:p text:style-name="P43">+<text:tab/><text:tab/>table[data-tabin='tabin0'] tbody tr td:nth-of-type(5):before <text:s/>{ content: "Year"; }</text:p>
      <text:p text:style-name="P43">+ <text:s text:c="7"/>table[data-tabin='tabin0'] tbody tr td:nth-of-type(6):before <text:s/>{ content: "Resolution"; }</text:p>
      <text:p text:style-name="P43">+<text:tab/><text:tab/>table[data-tabin='tabin0'] tbody tr td:nth-of-type(6):before <text:s/>{ content: "Types of Penalties"; }</text:p>
      <text:p text:style-name="P43">+<text:tab/><text:tab/>table[data-tabin='tabin0'] tbody tr td:nth-of-type(7):before { content: "Total, US$m"; }</text:p>
      <text:p text:style-name="P43"/>
      <text:p text:style-name="P43"/>
      <text:p text:style-name="P43"/>
      <text:p text:style-name="P43">$(document).ready(function(){</text:p>
      <text:p text:style-name="P43"><text:s text:c="9"/>$(".dt-buttons a").on("click",function(){</text:p>
      <text:p text:style-name="P43"><text:s text:c="13"/>$(".dt-buttons a").removeClass("active");</text:p>
      <text:p text:style-name="P43"><text:s text:c="13"/>$(this).addClass("active");</text:p>
      <text:p text:style-name="P43"><text:s text:c="13"/>var a=$(this).index();</text:p>
      <text:p text:style-name="P43"><text:s text:c="12"/>$("#myTable").data("tabin","tabin"+a);</text:p>
      <text:p text:style-name="P43"><text:s text:c="12"/>$("#myTable").attr("data-tabin","tabin"+a);</text:p>
      <text:p text:style-name="P43"><text:s text:c="9"/>});</text:p>
      <text:p text:style-name="P43"><text:s text:c="5"/>});</text:p>
      <text:p text:style-name="P27"/>
      <text:p text:style-name="P77"><text:span text:style-name="T34">/*</text:span><text:span text:style-name="T35">this css will affect only in ie10+</text:span><text:span text:style-name="T34">*/</text:span></text:p>
      <text:p text:style-name="P77"><text:span text:style-name="T22">@media</text:span><text:span text:style-name="T29"> </text:span><text:span text:style-name="T22">all</text:span><text:span text:style-name="T29"> and </text:span><text:span text:style-name="T22">(</text:span><text:span text:style-name="T27">-ms-high-contrast</text:span><text:span text:style-name="T30">:</text:span><text:span text:style-name="T29"> </text:span><text:span text:style-name="T27">none</text:span><text:span text:style-name="T22">)</text:span><text:span text:style-name="T30">,</text:span><text:span text:style-name="T29"> </text:span><text:span text:style-name="T22">(</text:span><text:span text:style-name="T27">-ms-high-contrast</text:span><text:span text:style-name="T30">:</text:span><text:span text:style-name="T29"> active</text:span><text:span text:style-name="T22">)</text:span><text:span text:style-name="T29"> </text:span></text:p>
      <text:p text:style-name="P79">{</text:p>
      <text:p text:style-name="P76"><text:span text:style-name="T28"><text:tab/><text:tab/><text:tab/> </text:span><text:span text:style-name="T33">/* IE10+ CSS styles go here */</text:span></text:p>
      <text:p text:style-name="P78"/>
      <text:p text:style-name="P78">}</text:p>
      <text:p text:style-name="P81"><text:span text:style-name="T31">/*</text:span><text:span text:style-name="T32">this css will affect in ie6-9</text:span><text:span text:style-name="T31">*/</text:span></text:p>
      <text:p text:style-name="P40">&lt;!--[if IE]&gt;</text:p>
      <text:p text:style-name="P80">&lt;style&gt;</text:p>
      <text:p text:style-name="P80"><text:soft-page-break/><text:s text:c="4"/>.wrapper{transition:none;}</text:p>
      <text:p text:style-name="P80">&lt;/style&gt;</text:p>
      <text:p text:style-name="P41">&lt;![endif]--&gt;</text:p>
      <text:p text:style-name="P44"/>
      <text:p text:style-name="P45"><text:a xlink:type="simple" xlink:href="http://trainspy.com/static/station/(ms)CHENNAI-EGMORE" text:style-name="Internet_20_link" text:visited-style-name="Visited_20_Internet_20_Link">http://trainspy.com/static/station/(ms)CHENNAI-EGMORE</text:a></text:p>
      <text:p text:style-name="P45"/>
      <text:p text:style-name="P45">/*<text:span text:style-name="T44">install transmission</text:span>*/</text:p>
      <text:p text:style-name="P46"><text:a xlink:type="simple" xlink:href="http://www.omgubuntu.co.uk/2016/03/transmission-torrent-client-ubuntu-ppa" text:style-name="Internet_20_link" text:visited-style-name="Visited_20_Internet_20_Link">http://www.omgubuntu.co.uk/2016/03/transmission-torrent-client-ubuntu-ppa</text:a></text:p>
      <text:p text:style-name="P46"/>
      <text:p text:style-name="P46">/*<text:span text:style-name="T45">lightbox issue</text:span>*/</text:p>
      <text:p text:style-name="P47"><text:a xlink:type="simple" xlink:href="https://github.com/lokesh/lightbox2/issues/239#issuecomment-46556681" text:style-name="Internet_20_link" text:visited-style-name="Visited_20_Internet_20_Link">https://github.com/lokesh/lightbox2/issues/239#issuecomment-46556681</text:a></text:p>
      <text:p text:style-name="P47"/>
      <text:p text:style-name="P41"/>
      <text:p text:style-name="P48"/>
      <text:p text:style-name="P49"/>
      <text:p text:style-name="P27"/>
      <text:p text:style-name="P70"><text:span text:style-name="T36">/*</text:span><text:span text:style-name="T37">check freecharge coupons</text:span><text:span text:style-name="T36">*/</text:span></text:p>
      <text:p text:style-name="P71"><text:a xlink:type="simple" xlink:href="http://zoutons.com/stores/freecharge-coupons" text:style-name="Internet_20_link" text:visited-style-name="Visited_20_Internet_20_Link"><text:span text:style-name="T36">http://zoutons.com/stores/freecharge-coupons</text:span></text:a></text:p>
      <text:p text:style-name="P35"/>
      <text:p text:style-name="P71"><text:span text:style-name="T36">/*</text:span><text:span text:style-name="T38">video converter</text:span><text:span text:style-name="T36">*/</text:span></text:p>
      <text:p text:style-name="P72"><text:a xlink:type="simple" xlink:href="https://www.onlinevideoconverter.com/cloud-converter" text:style-name="Internet_20_link" text:visited-style-name="Visited_20_Internet_20_Link"><text:span text:style-name="T36">https://www.onlinevideoconverter.com/cloud-converter</text:span></text:a></text:p>
      <text:p text:style-name="P36">http://www.online-convert.com/</text:p>
      <text:p text:style-name="P30"/>
      <text:p text:style-name="P31">/*video format*/</text:p>
      <text:p text:style-name="P37">mp4</text:p>
      <text:p text:style-name="P32">in windows----<text:span text:style-name="T47">&gt;all browsers coming</text:span></text:p>
      <text:p text:style-name="P33">in ubuntu--&gt;all browsers coming</text:p>
      <text:p text:style-name="P34">in mac---&gt;<text:span text:style-name="T46">all browsers coming</text:span></text:p>
      <text:p text:style-name="P34"/>
      <text:p text:style-name="P34">/*<text:span text:style-name="T48">json generator</text:span>*/</text:p>
      <text:p text:style-name="P38">http://www.json-generator.com/</text:p>
      <text:p text:style-name="P34"/>
      <text:p text:style-name="P31"/>
      <text:p text:style-name="P30"/>
      <text:p text:style-name="P30"/>
      <text:p text:style-name="P29">Kreatio software private ltd,</text:p>
      <text:p text:style-name="P29">77,old Mangammanapalya road,</text:p>
      <text:p text:style-name="P29">muniswamappa layout,</text:p>
      <text:p text:style-name="P29">Behind Bosch company,</text:p>
      <text:p text:style-name="P29">Bommanahalli,Bangalore-560068.</text:p>
      <text:p text:style-name="P75"/>
      <text:p text:style-name="P73"><text:a xlink:type="simple" xlink:href="http://lbresearch.com/" text:style-name="Internet_20_link" text:visited-style-name="Visited_20_Internet_20_Link">http://lbresearch.com/</text:a></text:p>
      <text:p text:style-name="P73"/>
      <text:p text:style-name="P57"/>
      <text:p text:style-name="P50"><text:span text:style-name="T21">CP:</text:span><text:span text:style-name="T23">8757102152</text:span></text:p>
      <text:p text:style-name="P58"/>
      <text:p text:style-name="P50"><text:span text:style-name="T23">/*</text:span><text:span text:style-name="T24">knowing json</text:span><text:span text:style-name="T23">*/</text:span></text:p>
      <text:p text:style-name="P51"><text:a xlink:type="simple" xlink:href="http://json.org/example.html" text:style-name="Internet_20_link" text:visited-style-name="Visited_20_Internet_20_Link"><text:span text:style-name="T23">http://json.org/example.html</text:span></text:a></text:p>
      <text:p text:style-name="P51"><text:a xlink:type="simple" xlink:href="http://www.json.org/" text:style-name="Internet_20_link" text:visited-style-name="Visited_20_Internet_20_Link"><text:span text:style-name="T23">http://www.json.org/</text:span></text:a></text:p>
      <text:p text:style-name="P59"/>
      <text:p text:style-name="P51"><text:span text:style-name="T23">/*</text:span><text:span text:style-name="T25">check this reviver</text:span><text:span text:style-name="T23">*/</text:span></text:p>
      <text:p text:style-name="P60">JSON.parse('{"1": 1, "2": 2, "3": {"4": 4, "5": {"6": 6}}}', (key, value) =&gt; {</text:p>
      <text:p text:style-name="P60"><text:soft-page-break/><text:s text:c="2"/>console.log(key); // log the current property name, the last is "".</text:p>
      <text:p text:style-name="P60"><text:s text:c="6"/>// return the unchanged property value.</text:p>
      <text:p text:style-name="P60">});</text:p>
      <text:p text:style-name="P60"/>
      <text:p text:style-name="P52"><text:a xlink:type="simple" xlink:href="http://jsfiddle.net/Ilmv/6SU89/" text:style-name="Internet_20_link" text:visited-style-name="Visited_20_Internet_20_Link"><text:span text:style-name="T23">http://jsfiddle.net/Ilmv/6SU89/</text:span></text:a></text:p>
      <text:p text:style-name="P53"><text:a xlink:type="simple" xlink:href="http://jsfiddle.net/arunpjohny/7Ba9T/" text:style-name="Internet_20_link" text:visited-style-name="Visited_20_Internet_20_Link"><text:span text:style-name="T23">http://jsfiddle.net/arunpjohny/7Ba9T/</text:span></text:a></text:p>
      <text:p text:style-name="P54"><text:a xlink:type="simple" xlink:href="http://stackoverflow.com/questions/19969751/jquery-looping-each-json-key-value-not-working" text:style-name="Internet_20_link" text:visited-style-name="Visited_20_Internet_20_Link">http://stackoverflow.com/questions/19969751/jquery-looping-each-json-key-value-not-working</text:a><text:span text:style-name="T23"> </text:span></text:p>
      <text:p text:style-name="P82"/>
      <text:p text:style-name="P82"/>
      <text:p text:style-name="P54"><text:span text:style-name="T23">/*</text:span><text:span text:style-name="T26">diff b/w json and object</text:span><text:span text:style-name="T23">*/</text:span></text:p>
      <text:p text:style-name="P55"><text:a xlink:type="simple" xlink:href="http://stackoverflow.com/questions/6489783/whats-the-difference-between-javascript-object-and-json-object" text:style-name="Internet_20_link" text:visited-style-name="Visited_20_Internet_20_Link"><text:span text:style-name="T23">http://stackoverflow.com/questions/6489783/whats-the-difference-between-javascript-object-and-json-object</text:span></text:a></text:p>
      <text:p text:style-name="P55"><text:a xlink:type="simple" xlink:href="http://stackoverflow.com/questions/2904131/what-is-the-difference-between-json-and-object-literal-notation" text:style-name="Internet_20_link" text:visited-style-name="Visited_20_Internet_20_Link"><text:span text:style-name="T23">http://stackoverflow.com/questions/2904131/what-is-the-difference-between-json-and-object-literal-notation</text:span></text:a></text:p>
      <text:p text:style-name="P55"><text:a xlink:type="simple" xlink:href="http://stackoverflow.com/questions/3975859/what-are-the-differences-between-json-and-javascript-object" text:style-name="Internet_20_link" text:visited-style-name="Visited_20_Internet_20_Link"><text:span text:style-name="T23">http://stackoverflow.com/questions/3975859/what-are-the-differences-between-json-and-javascript-object</text:span></text:a></text:p>
      <text:p text:style-name="P55"><text:span text:style-name="Source_20_Text"><text:span text:style-name="T49"/></text:span></text:p>
      <text:p text:style-name="P55"><text:span text:style-name="Source_20_Text"><text:span text:style-name="T49">/*</text:span></text:span><text:span text:style-name="Source_20_Text"><text:span text:style-name="T50">adding values to html elements</text:span></text:span><text:span text:style-name="Source_20_Text"><text:span text:style-name="T49">*/</text:span></text:span></text:p>
      <text:p text:style-name="P56"><text:a xlink:type="simple" xlink:href="http://stackoverflow.com/questions/27997918/how-to-add-value-in-textarea-using-jquery" text:style-name="Internet_20_link" text:visited-style-name="Visited_20_Internet_20_Link"><text:span text:style-name="Source_20_Text"><text:span text:style-name="T50">http://stackoverflow.com/questions/27997918/how-to-add-value-in-textarea-using-jquery</text:span></text:span></text:a></text:p>
      <text:p text:style-name="P56"><text:a xlink:type="simple" xlink:href="http://stackoverflow.com/questions/32262931/multiple-inputs-update-multiple-textareas" text:style-name="Internet_20_link" text:visited-style-name="Visited_20_Internet_20_Link"><text:span text:style-name="Source_20_Text"><text:span text:style-name="T50">http://stackoverflow.com/questions/32262931/multiple-inputs-update-multiple-textareas</text:span></text:span></text:a></text:p>
      <text:p text:style-name="P56"><text:a xlink:type="simple" xlink:href="http://stackoverflow.com/questions/27629339/update-textarea-with-value-of-multiple-input-elements" text:style-name="Internet_20_link" text:visited-style-name="Visited_20_Internet_20_Link"><text:span text:style-name="Source_20_Text"><text:span text:style-name="T50">http://stackoverflow.com/questions/27629339/update-textarea-with-value-of-multiple-input-elements</text:span></text:span></text:a></text:p>
      <text:p text:style-name="P56"><text:a xlink:type="simple" xlink:href="http://stackoverflow.com/questions/26511792/add-multiple-values-to-text-area" text:style-name="Internet_20_link" text:visited-style-name="Visited_20_Internet_20_Link"><text:span text:style-name="Source_20_Text"><text:span text:style-name="T50">http://stackoverflow.com/questions/26511792/add-multiple-values-to-text-area</text:span></text:span></text:a></text:p>
      <text:p text:style-name="P56"><text:span text:style-name="Source_20_Text"><text:span text:style-name="T50"/></text:span></text:p>
      <text:p text:style-name="P56"><text:span text:style-name="Source_20_Text"><text:span text:style-name="T50">/*</text:span></text:span><text:span text:style-name="Source_20_Text"><text:span text:style-name="T51">dictionary</text:span></text:span><text:span text:style-name="Source_20_Text"><text:span text:style-name="T50">*/</text:span></text:span></text:p>
      <text:p text:style-name="P84"><text:a xlink:type="simple" xlink:href="http://dictionary.cambridge.org/dictionary/english/lace" text:style-name="Internet_20_link" text:visited-style-name="Visited_20_Internet_20_Link"><text:span text:style-name="Source_20_Text"><text:span text:style-name="T51">http://dictionary.cambridge.org/dictionary/english/lace</text:span></text:span></text:a></text:p>
      <text:p text:style-name="P84"><text:span text:style-name="Source_20_Text"><text:span text:style-name="T5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0:36:34.354332862</meta:creation-date>
    <meta:editing-duration>P4DT11H51M29S</meta:editing-duration>
    <meta:editing-cycles>119</meta:editing-cycles>
    <meta:generator>LibreOffice/5.1.6.2$Linux_X86_64 LibreOffice_project/10m0$Build-2</meta:generator>
    <dc:date>2017-03-21T13:28:21.163588643</dc:date>
    <meta:document-statistic meta:table-count="0" meta:image-count="0" meta:object-count="0" meta:page-count="5" meta:paragraph-count="152" meta:word-count="449" meta:character-count="6900" meta:non-whitespace-character-count="6465"/>
  </office:meta>
</office:document-meta>
</file>